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66666" draw:marker-start-width="0.124cm" draw:marker-end-width="0.124cm" draw:fill="solid" draw:fill-color="#e6e6e6" draw:textarea-horizontal-align="justify" draw:textarea-vertical-align="middle" draw:auto-grow-height="false" fo:padding-top="0.151cm" fo:padding-bottom="0.151cm" fo:padding-left="0.276cm" fo:padding-right="0.276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80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8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705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66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666666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5.222cm"/>
    </style:style>
    <style:style style:name="gr10" style:family="graphic" style:parent-style-name="standard">
      <style:graphic-properties draw:stroke="none" svg:stroke-color="#000000" draw:fill="none" draw:fill-color="#ffffff" fo:min-height="0.382cm"/>
    </style:style>
    <style:style style:name="gr11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svg:stroke-color="#000000" draw:marker-start-width="0.2cm" draw:marker-end-width="0.2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stroke="none" svg:stroke-color="#000000" draw:fill="none" draw:fill-color="#ffffff" fo:min-height="0.534cm"/>
    </style:style>
    <style:style style:name="gr16" style:family="graphic" style:parent-style-name="standard">
      <style:graphic-properties draw:stroke="none" svg:stroke-color="#000000" draw:fill="none" draw:fill-color="#ffffff" fo:min-height="0.692cm"/>
    </style:style>
    <style:style style:name="gr17" style:family="graphic" style:parent-style-name="objectwithoutfill">
      <style:graphic-properties svg:stroke-width="0.051cm" svg:stroke-color="#666666" draw:fill="none" draw:fill-color="#ffffff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0.863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fill="none" draw:fill-color="#ffffff" fo:min-height="1.179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fo:min-height="0.86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none" draw:fill-color="#ffffff" fo:min-height="0.348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fill="none" draw:fill-color="#ffffff" fo:min-height="0.704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fill="none" draw:fill-color="#ffffff" fo:min-height="1.178cm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family="'OCR A Extended'" style:font-family-generic="modern" style:font-pitch="variable"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OCR A Extended'" style:font-family-generic="modern" style:font-pitch="variable" fo:font-size="14pt" style:font-size-asian="14pt" style:font-size-complex="14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color="#000000" style:text-outline="false" fo:font-family="'OCR A Extended'" style:font-family-generic="modern" style:font-pitch="variable" fo:text-shadow="1pt 1pt"/>
    </style:style>
    <style:style style:name="T1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none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6pt" fo:font-style="normal" fo:text-shadow="none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6pt" style:font-size-asian="16pt" style:font-size-complex="16pt"/>
    </style:style>
    <style:style style:name="T4" style:family="text">
      <style:text-properties fo:font-family="'OCR A Extended'" style:font-family-generic="modern" style:font-pitch="variable" fo:font-size="16pt" style:font-size-asian="16pt" style:font-size-complex="16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2pt" style:font-size-asian="12pt" style:font-size-complex="12pt"/>
    </style:style>
    <style:style style:name="T7" style:family="text">
      <style:text-properties fo:font-family="'OCR A Extended'" style:font-family-generic="modern" style:font-pitch="variable" fo:font-size="14pt" style:font-size-asian="14pt" style:font-size-complex="1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615cm" svg:height="25.94cm" svg:x="0.995cm" svg:y="1cm">
            <text:p text:style-name="P1"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0.995cm" svg:y1="2.737cm" svg:x2="20.61cm" svg:y2="2.737cm">
            <text:p/>
          </draw:line>
          <draw:frame draw:style-name="gr3" draw:text-style-name="P3" draw:layer="layout" svg:width="13.735cm" svg:height="2.107cm" svg:x="0.995cm" svg:y="1.098cm">
            <draw:text-box>
              <text:p><text:span text:style-name="T1"><text:s text:c="4"/></text:span><text:span text:style-name="T2">T</text:span><text:span text:style-name="T3">HE GALACTIC GUILD OF SURVEYORS</text:span></text:p>
              <text:p><text:span text:style-name="T4">SECTOR CLAIM MAP AND DETAILS</text:span></text:p>
              <text:p><text:span text:style-name="T5"/></text:p>
            </draw:text-box>
          </draw:frame>
          <draw:frame draw:style-name="gr4" draw:text-style-name="P5" draw:layer="layout" svg:width="5.88cm" svg:height="2.19cm" svg:x="14.73cm" svg:y="1cm">
            <draw:text-box>
              <text:p text:style-name="P4"><text:span text:style-name="T6">FORM T4-700/1NE</text:span></text:p>
              <text:p text:style-name="P4"><text:span text:style-name="T6"/></text:p>
              <text:p text:style-name="P4"><text:span text:style-name="T6">DATE:</text:span></text:p>
              <text:p text:style-name="P4"><text:span text:style-name="T6"/></text:p>
            </draw:text-box>
          </draw:frame>
          <draw:custom-shape draw:style-name="gr5" draw:text-style-name="P2" draw:layer="layout" svg:width="3.574cm" svg:height="0.631cm" svg:x="16.8cm" svg:y="1.94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3.575cm" svg:height="1.005cm" svg:x="16.899cm" svg:y="1.864cm">
            <draw:text-box>
              <text:p text:style-name="P6"><text:span text:style-name="T7"><text:s text:c="2"/></text:span><text:span text:style-name="T7">/ <text:s text:c="2"/>/</text:span></text:p>
            </draw:text-box>
          </draw:frame>
          <draw:g>
            <draw:g>
              <draw:custom-shape draw:style-name="gr7" draw:text-style-name="P2" draw:layer="layout" svg:width="17.855cm" svg:height="14.967cm" svg:x="1.813cm" svg:y="3.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8" draw:text-style-name="P2" draw:layer="layout" svg:x1="3.437cm" svg:y1="3.415cm" svg:x2="3.437cm" svg:y2="18.382cm">
                <text:p/>
              </draw:line>
              <draw:line draw:style-name="gr8" draw:text-style-name="P2" draw:layer="layout" svg:x1="5.059cm" svg:y1="3.415cm" svg:x2="5.059cm" svg:y2="18.382cm">
                <text:p/>
              </draw:line>
              <draw:line draw:style-name="gr8" draw:text-style-name="P2" draw:layer="layout" svg:x1="6.683cm" svg:y1="3.415cm" svg:x2="6.683cm" svg:y2="18.382cm">
                <text:p/>
              </draw:line>
              <draw:line draw:style-name="gr8" draw:text-style-name="P2" draw:layer="layout" svg:x1="8.306cm" svg:y1="3.415cm" svg:x2="8.306cm" svg:y2="18.382cm">
                <text:p/>
              </draw:line>
              <draw:line draw:style-name="gr8" draw:text-style-name="P2" draw:layer="layout" svg:x1="9.929cm" svg:y1="3.415cm" svg:x2="9.929cm" svg:y2="18.382cm">
                <text:p/>
              </draw:line>
              <draw:line draw:style-name="gr8" draw:text-style-name="P2" draw:layer="layout" svg:x1="11.552cm" svg:y1="3.415cm" svg:x2="11.552cm" svg:y2="18.382cm">
                <text:p/>
              </draw:line>
              <draw:line draw:style-name="gr8" draw:text-style-name="P2" draw:layer="layout" svg:x1="13.176cm" svg:y1="3.415cm" svg:x2="13.176cm" svg:y2="18.382cm">
                <text:p/>
              </draw:line>
              <draw:line draw:style-name="gr8" draw:text-style-name="P2" draw:layer="layout" svg:x1="14.798cm" svg:y1="3.415cm" svg:x2="14.798cm" svg:y2="18.382cm">
                <text:p/>
              </draw:line>
              <draw:line draw:style-name="gr8" draw:text-style-name="P2" draw:layer="layout" svg:x1="16.422cm" svg:y1="3.415cm" svg:x2="16.422cm" svg:y2="18.382cm">
                <text:p/>
              </draw:line>
              <draw:line draw:style-name="gr8" draw:text-style-name="P2" draw:layer="layout" svg:x1="18.046cm" svg:y1="3.415cm" svg:x2="18.046cm" svg:y2="18.382cm">
                <text:p/>
              </draw:line>
              <draw:line draw:style-name="gr8" draw:text-style-name="P2" draw:layer="layout" svg:x1="19.687cm" svg:y1="4.838cm" svg:x2="1.831cm" svg:y2="4.838cm">
                <text:p/>
              </draw:line>
              <draw:line draw:style-name="gr8" draw:text-style-name="P2" draw:layer="layout" svg:x1="19.687cm" svg:y1="6.198cm" svg:x2="1.831cm" svg:y2="6.198cm">
                <text:p/>
              </draw:line>
              <draw:line draw:style-name="gr8" draw:text-style-name="P2" draw:layer="layout" svg:x1="19.687cm" svg:y1="7.558cm" svg:x2="1.831cm" svg:y2="7.558cm">
                <text:p/>
              </draw:line>
              <draw:line draw:style-name="gr8" draw:text-style-name="P2" draw:layer="layout" svg:x1="19.687cm" svg:y1="8.919cm" svg:x2="1.831cm" svg:y2="8.919cm">
                <text:p/>
              </draw:line>
              <draw:line draw:style-name="gr8" draw:text-style-name="P2" draw:layer="layout" svg:x1="19.687cm" svg:y1="10.28cm" svg:x2="1.831cm" svg:y2="10.28cm">
                <text:p/>
              </draw:line>
              <draw:line draw:style-name="gr8" draw:text-style-name="P2" draw:layer="layout" svg:x1="19.687cm" svg:y1="11.641cm" svg:x2="1.831cm" svg:y2="11.641cm">
                <text:p/>
              </draw:line>
              <draw:line draw:style-name="gr8" draw:text-style-name="P2" draw:layer="layout" svg:x1="19.687cm" svg:y1="13.001cm" svg:x2="1.831cm" svg:y2="13.001cm">
                <text:p/>
              </draw:line>
              <draw:line draw:style-name="gr8" draw:text-style-name="P2" draw:layer="layout" svg:x1="19.687cm" svg:y1="14.362cm" svg:x2="1.831cm" svg:y2="14.362cm">
                <text:p/>
              </draw:line>
              <draw:line draw:style-name="gr8" draw:text-style-name="P2" draw:layer="layout" svg:x1="19.687cm" svg:y1="15.722cm" svg:x2="1.831cm" svg:y2="15.722cm">
                <text:p/>
              </draw:line>
              <draw:line draw:style-name="gr8" draw:text-style-name="P2" draw:layer="layout" svg:x1="19.687cm" svg:y1="17.084cm" svg:x2="1.831cm" svg:y2="17.084cm">
                <text:p/>
              </draw:line>
            </draw:g>
            <draw:frame draw:style-name="gr9" draw:text-style-name="P8" draw:layer="layout" svg:width="1.694cm" svg:height="15.472cm" svg:x="0.619cm" svg:y="3.369cm">
              <draw:text-box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10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9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8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7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6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5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4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3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2</text:span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/></text:p>
                <text:p text:style-name="P8"><text:span text:style-name="T8">1</text:span></text:p>
              </draw:text-box>
            </draw:frame>
            <draw:frame draw:style-name="gr9" draw:text-style-name="P2" draw:layer="layout" svg:width="1.694cm" svg:height="15.472cm" svg:x="19.245cm" svg:y="3.374cm">
              <draw:text-box>
                <text:p text:style-name="P2"/>
                <text:p text:style-name="P2"/>
                <text:p text:style-name="P2"/>
                <text:p text:style-name="P2"/>
                <text:p text:style-name="P2">10</text:p>
                <text:p text:style-name="P2"/>
                <text:p text:style-name="P2"/>
                <text:p text:style-name="P2"/>
                <text:p text:style-name="P2"/>
                <text:p text:style-name="P2">9</text:p>
                <text:p text:style-name="P2"/>
                <text:p text:style-name="P2"/>
                <text:p text:style-name="P2"/>
                <text:p text:style-name="P2"/>
                <text:p text:style-name="P2">8</text:p>
                <text:p text:style-name="P2"/>
                <text:p text:style-name="P2"/>
                <text:p text:style-name="P2"/>
                <text:p text:style-name="P2"/>
                <text:p text:style-name="P2">7</text:p>
                <text:p text:style-name="P2"/>
                <text:p text:style-name="P2"/>
                <text:p text:style-name="P2"/>
                <text:p text:style-name="P2"/>
                <text:p text:style-name="P2">6</text:p>
                <text:p text:style-name="P2"/>
                <text:p text:style-name="P2"/>
                <text:p text:style-name="P2"/>
                <text:p text:style-name="P2"/>
                <text:p text:style-name="P2">5</text:p>
                <text:p text:style-name="P2"/>
                <text:p text:style-name="P2"/>
                <text:p text:style-name="P2"/>
                <text:p text:style-name="P2"/>
                <text:p text:style-name="P2">4</text:p>
                <text:p text:style-name="P2"/>
                <text:p text:style-name="P2"/>
                <text:p text:style-name="P2"/>
                <text:p text:style-name="P2"/>
                <text:p text:style-name="P2">3</text:p>
                <text:p text:style-name="P2"/>
                <text:p text:style-name="P2"/>
                <text:p text:style-name="P2"/>
                <text:p text:style-name="P2"/>
                <text:p text:style-name="P2">2</text:p>
                <text:p text:style-name="P2"/>
                <text:p text:style-name="P2"/>
                <text:p text:style-name="P2"/>
                <text:p text:style-name="P2"/>
                <text:p text:style-name="P2">1</text:p>
              </draw:text-box>
            </draw:frame>
            <draw:frame draw:style-name="gr10" draw:text-style-name="P9" draw:layer="layout" svg:width="18.438cm" svg:height="0.632cm" svg:x="1.56cm" svg:y="2.895cm">
              <draw:text-box>
                <text:p text:style-name="P9"><text:span text:style-name="T9"><text:s text:c="7"/></text:span><text:span text:style-name="T9">1 <text:s text:c="6"/>2 <text:s text:c="6"/>3 <text:s text:c="5"/>4 <text:s text:c="6"/>5 <text:s text:c="6"/>6 <text:s text:c="5"/>7 <text:s text:c="6"/>8 <text:s text:c="5"/>9 <text:s text:c="6"/>10</text:span></text:p>
              </draw:text-box>
            </draw:frame>
            <draw:frame draw:style-name="gr10" draw:layer="layout" svg:width="18.438cm" svg:height="0.632cm" svg:x="1.56cm" svg:y="18.372cm">
              <draw:text-box>
                <text:p><text:s text:c="8"/>1 <text:s text:c="6"/>2 <text:s text:c="7"/>3 <text:s text:c="6"/>4 <text:s text:c="7"/>5 <text:s text:c="7"/>6 <text:s text:c="6"/>7 <text:s text:c="7"/>8 <text:s text:c="7"/>9 <text:s text:c="6"/>10</text:p>
              </draw:text-box>
            </draw:frame>
          </draw:g>
          <draw:g>
            <draw:custom-shape draw:style-name="gr11" draw:text-style-name="P2" draw:layer="layout" svg:width="0.565cm" svg:height="0.474cm" svg:x="7.392cm" svg:y="19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2" draw:text-style-name="P2" draw:layer="layout" svg:width="0.564cm" svg:height="0.474cm" svg:x="10.403cm" svg:y="19.0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draw:layer="layout" svg:width="0.188cm" svg:height="0.158cm" svg:x="10.403cm" svg:y="19.0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draw:layer="layout" svg:width="0.186cm" svg:height="0.158cm" svg:x="10.781cm" svg:y="19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2" draw:text-style-name="P2" draw:layer="layout" svg:width="0.564cm" svg:height="0.474cm" svg:x="13.865cm" svg:y="19.0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draw:layer="layout" svg:width="0.188cm" svg:height="0.158cm" svg:x="13.789cm" svg:y="19.0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draw:layer="layout" svg:width="0.188cm" svg:height="0.158cm" svg:x="14.317cm" svg:y="19.0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2" draw:layer="layout" svg:width="0.188cm" svg:height="0.158cm" svg:x="14.053cm" svg:y="19.38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4" draw:text-style-name="P10" draw:layer="layout" svg:width="2.634cm" svg:height="1.1cm" svg:x="4.57cm" svg:y="19.004cm">
              <draw:text-box>
                <text:p><text:span text:style-name="T8">Legend:</text:span></text:p>
              </draw:text-box>
            </draw:frame>
            <draw:frame draw:style-name="gr15" draw:text-style-name="P10" draw:layer="layout" svg:width="2.822cm" svg:height="0.784cm" svg:x="7.769cm" svg:y="19.004cm">
              <draw:text-box>
                <text:p><text:span text:style-name="T8">Single</text:span></text:p>
              </draw:text-box>
            </draw:frame>
            <draw:frame draw:style-name="gr14" draw:text-style-name="P10" draw:layer="layout" svg:width="2.633cm" svg:height="1.1cm" svg:x="10.78cm" svg:y="19.009cm">
              <draw:text-box>
                <text:p><text:span text:style-name="T8">Binary</text:span></text:p>
              </draw:text-box>
            </draw:frame>
            <draw:frame draw:style-name="gr16" draw:text-style-name="P10" draw:layer="layout" svg:width="3.011cm" svg:height="0.942cm" svg:x="14.354cm" svg:y="19.004cm">
              <draw:text-box>
                <text:p><text:span text:style-name="T8">Trinary</text:span></text:p>
              </draw:text-box>
            </draw:frame>
          </draw:g>
          <draw:custom-shape draw:style-name="gr5" draw:text-style-name="P2" draw:layer="layout" svg:width="17.686cm" svg:height="6.002cm" svg:x="1.936cm" svg:y="20.109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.936cm" svg:y1="21.057cm" svg:x2="19.622cm" svg:y2="21.057cm">
            <text:p/>
          </draw:line>
          <draw:frame draw:style-name="gr18" draw:layer="layout" svg:width="6.397cm" svg:height="1.163cm" svg:x="1.748cm" svg:y="20.052cm">
            <draw:text-box>
              <text:p>1. Sector Name</text:p>
            </draw:text-box>
          </draw:frame>
          <draw:line draw:style-name="gr17" draw:text-style-name="P2" draw:layer="layout" svg:x1="10.403cm" svg:y1="20.109cm" svg:x2="10.403cm" svg:y2="21.057cm">
            <text:p/>
          </draw:line>
          <draw:frame draw:style-name="gr18" draw:layer="layout" svg:width="6.397cm" svg:height="1.163cm" svg:x="10.215cm" svg:y="20.052cm">
            <draw:text-box>
              <text:p>2. Guild Designation Number</text:p>
            </draw:text-box>
          </draw:frame>
          <draw:frame draw:style-name="gr19" draw:text-style-name="P9" draw:layer="layout" svg:width="6.773cm" svg:height="1.479cm" svg:x="10.344cm" svg:y="20.333cm">
            <draw:text-box>
              <text:p><text:span text:style-name="T9">SGS - </text:span></text:p>
            </draw:text-box>
          </draw:frame>
          <draw:line draw:style-name="gr17" draw:text-style-name="P2" draw:layer="layout" svg:x1="1.936cm" svg:y1="22.004cm" svg:x2="19.622cm" svg:y2="22.004cm">
            <text:p/>
          </draw:line>
          <draw:frame draw:style-name="gr20" draw:layer="layout" svg:width="8.091cm" svg:height="1.162cm" svg:x="1.748cm" svg:y="21cm">
            <draw:text-box>
              <text:p>3. Origin System</text:p>
            </draw:text-box>
          </draw:frame>
          <draw:line draw:style-name="gr17" draw:text-style-name="P2" draw:layer="layout" svg:x1="8.709cm" svg:y1="21.057cm" svg:x2="8.709cm" svg:y2="22.005cm">
            <text:p/>
          </draw:line>
          <draw:frame draw:style-name="gr21" draw:layer="layout" svg:width="4.892cm" svg:height="0.648cm" svg:x="8.521cm" svg:y="21cm">
            <draw:text-box>
              <text:p>4. Travel Code</text:p>
            </draw:text-box>
          </draw:frame>
          <draw:line draw:style-name="gr17" draw:text-style-name="P2" draw:layer="layout" svg:x1="13.037cm" svg:y1="21.057cm" svg:x2="13.037cm" svg:y2="22.005cm">
            <text:p/>
          </draw:line>
          <draw:frame draw:style-name="gr20" draw:text-style-name="P10" draw:layer="layout" svg:width="4.704cm" svg:height="1.162cm" svg:x="8.521cm" svg:y="21.373cm">
            <draw:text-box>
              <text:p><text:span text:style-name="T8"><text:s text:c="4"/></text:span><text:span text:style-name="T8">- <text:s text:c="4"/>-</text:span></text:p>
            </draw:text-box>
          </draw:frame>
          <draw:frame draw:style-name="gr20" draw:layer="layout" svg:width="3.952cm" svg:height="1.162cm" svg:x="12.848cm" svg:y="21cm">
            <draw:text-box>
              <text:p>5. Value Rating</text:p>
            </draw:text-box>
          </draw:frame>
          <draw:line draw:style-name="gr17" draw:text-style-name="P2" draw:layer="layout" svg:x1="16.423cm" svg:y1="21.057cm" svg:x2="16.423cm" svg:y2="22.005cm">
            <text:p/>
          </draw:line>
          <draw:frame draw:style-name="gr22" draw:layer="layout" svg:width="3.762cm" svg:height="1.004cm" svg:x="16.236cm" svg:y="21cm">
            <draw:text-box>
              <text:p>6. # of Systems</text:p>
            </draw:text-box>
          </draw:frame>
          <draw:line draw:style-name="gr17" draw:text-style-name="P2" draw:layer="layout" svg:x1="1.936cm" svg:y1="22.983cm" svg:x2="19.622cm" svg:y2="22.983cm">
            <text:p/>
          </draw:line>
          <draw:frame draw:style-name="gr18" draw:layer="layout" svg:width="5.833cm" svg:height="1.163cm" svg:x="1.748cm" svg:y="21.947cm">
            <draw:text-box>
              <text:p>7. Claim Holder</text:p>
            </draw:text-box>
          </draw:frame>
          <draw:line draw:style-name="gr17" draw:text-style-name="P2" draw:layer="layout" svg:x1="8.709cm" svg:y1="22.004cm" svg:x2="8.709cm" svg:y2="22.952cm">
            <text:p/>
          </draw:line>
          <draw:frame draw:style-name="gr18" draw:layer="layout" svg:width="5.268cm" svg:height="1.163cm" svg:x="8.521cm" svg:y="21.947cm">
            <draw:text-box>
              <text:p>8. Claimant ID #</text:p>
            </draw:text-box>
          </draw:frame>
          <draw:frame draw:style-name="gr18" draw:text-style-name="P10" draw:layer="layout" svg:width="5.456cm" svg:height="1.163cm" svg:x="8.71cm" svg:y="22.32cm">
            <draw:text-box>
              <text:p><text:span text:style-name="T8"><text:s text:c="4"/></text:span><text:span text:style-name="T8">- <text:s text:c="5"/>- RS</text:span></text:p>
            </draw:text-box>
          </draw:frame>
          <draw:line draw:style-name="gr17" draw:text-style-name="P2" draw:layer="layout" svg:x1="13.601cm" svg:y1="22.004cm" svg:x2="13.601cm" svg:y2="22.952cm">
            <text:p/>
          </draw:line>
          <draw:frame draw:style-name="gr6" draw:layer="layout" svg:width="4.515cm" svg:height="1.005cm" svg:x="13.413cm" svg:y="21.947cm">
            <draw:text-box>
              <text:p>9. Claimant Vessel</text:p>
            </draw:text-box>
          </draw:frame>
          <draw:frame draw:style-name="gr23" draw:layer="layout" svg:width="3.951cm" svg:height="1.478cm" svg:x="1.748cm" svg:y="22.895cm">
            <draw:text-box>
              <text:p>10. Notes</text:p>
            </draw:text-box>
          </draw:frame>
          <draw:frame draw:style-name="gr18" draw:text-style-name="P11" draw:layer="layout" svg:width="0.941cm" svg:height="1.163cm" svg:x="0.996cm" svg:y="1.159cm">
            <draw:text-box>
              <text:p><text:span text:style-name="T10">8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8:24:06.15</meta:creation-date>
    <dc:date>2013-03-05T17:49:42.21</dc:date>
    <meta:editing-duration>PT6H27M37S</meta:editing-duration>
    <meta:editing-cycles>16</meta:editing-cycles>
    <meta:generator>LibreOffice/4.0.0.3$Windows_x86 LibreOffice_project/7545bee9c2a0782548772a21bc84a9dcc583b89</meta:generator>
    <meta:document-statistic meta:object-count="73"/>
  </office:meta>
</office:document-meta>
</file>